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30%" draw:textarea-horizontal-align="center" draw:textarea-vertical-align="middle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5000b" draw:opacity="20%" draw:textarea-horizontal-align="center" draw:textarea-vertical-align="middle" draw:shadow-opacity="20%"/>
    </style:style>
    <style:style style:name="gr3" style:family="graphic" style:parent-style-name="standard">
      <style:graphic-properties draw:fill-color="#ffff00" draw:opacity="20%" draw:textarea-horizontal-align="center" draw:textarea-vertical-align="middle" draw:shadow-opacity="20%"/>
    </style:style>
    <style:style style:name="gr4" style:family="graphic" style:parent-style-name="standard">
      <style:graphic-properties draw:fill-color="#008000" draw:opacity="20%" draw:textarea-horizontal-align="center" draw:textarea-vertical-align="middle" draw:shadow-opacity="20%"/>
    </style:style>
    <style:style style:name="gr5" style:family="graphic" style:parent-style-name="standard">
      <style:graphic-properties draw:fill-color="#ff0000" draw:opacity="20%" draw:textarea-horizontal-align="center" draw:textarea-vertical-align="middle" draw:shadow-opacity="20%"/>
    </style:style>
    <style:style style:name="gr6" style:family="graphic" style:parent-style-name="standard">
      <style:graphic-properties draw:fill-color="#0000ff" draw:opacity="20%" draw:textarea-horizontal-align="center" draw:textarea-vertical-align="middle" draw:shadow-opacity="20%"/>
    </style:style>
    <style:style style:name="gr7" style:family="graphic" style:parent-style-name="standard">
      <style:graphic-properties draw:fill-color="#808080" draw:opacity="20%" draw:textarea-horizontal-align="center" draw:textarea-vertical-align="middle" draw:shadow-opacity="20%"/>
    </style:style>
    <style:style style:name="gr8" style:family="graphic" style:parent-style-name="standard">
      <style:graphic-properties draw:fill="solid" draw:fill-color="#808000" draw:opacity="20%" draw:textarea-horizontal-align="center" draw:textarea-vertical-align="middle" draw:shadow-opacity="2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2cm" svg:height="59.4cm" svg:x="0cm" svg:y="0cm">
          <draw:image xlink:href="../Diagrama%20de%20Clasesv1.0.png" xlink:type="simple" xlink:show="embed" xlink:actuate="onLoad">
            <text:p/>
          </draw:image>
        </draw:frame>
        <draw:rect draw:style-name="gr2" draw:text-style-name="P1" draw:layer="layout" svg:width="42cm" svg:height="14cm" svg:x="0cm" svg:y="0cm">
          <text:p/>
        </draw:rect>
        <draw:rect draw:style-name="gr3" draw:text-style-name="P1" draw:layer="layout" svg:width="29cm" svg:height="10cm" svg:x="5cm" svg:y="24cm">
          <text:p/>
        </draw:rect>
        <draw:polygon draw:style-name="gr4" draw:text-style-name="P1" draw:layer="layout" svg:width="41.999cm" svg:height="36.999cm" svg:x="0cm" svg:y="14cm" svg:viewBox="0 0 42000 37000" draw:points="0,0 42000,0 42000,10000 5000,10000 5000,20000 34000,20000 34000,10000 42000,10000 42000,21500 16000,21500 16000,37000 0,37000">
          <text:p/>
        </draw:polygon>
        <draw:polygon draw:style-name="gr3" draw:text-style-name="P1" draw:layer="layout" svg:width="41.999cm" svg:height="9.999cm" svg:x="0cm" svg:y="46cm" svg:viewBox="0 0 42000 10000" draw:points="16000,0 42000,0 42000,5500 19000,5500 19000,10000 0,10000 0,5000 16000,5000">
          <text:p/>
        </draw:polygon>
        <draw:rect draw:style-name="gr5" draw:text-style-name="P1" draw:layer="layout" svg:width="16.5cm" svg:height="4.5cm" svg:x="25.5cm" svg:y="41.5cm">
          <text:p/>
        </draw:rect>
        <draw:polygon draw:style-name="gr6" draw:text-style-name="P1" draw:layer="layout" svg:width="25.999cm" svg:height="10.499cm" svg:x="16cm" svg:y="35.5cm" svg:viewBox="0 0 26000 10500" draw:points="0,0 26000,0 26000,6000 9500,6000 9500,10500 0,10500 0,3500">
          <text:p/>
        </draw:polygon>
        <draw:polygon draw:style-name="gr7" draw:text-style-name="P1" draw:layer="layout" svg:width="29.999cm" svg:height="7.899cm" svg:x="0cm" svg:y="51.5cm" svg:viewBox="0 0 30000 7900" draw:points="0,4600 19000,4500 19000,0 30000,0 30000,7900 0,7900 0,7500">
          <text:p/>
        </draw:polygon>
        <draw:rect draw:style-name="gr8" draw:text-style-name="P1" draw:layer="layout" svg:width="12cm" svg:height="7.9cm" svg:x="30cm" svg:y="51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41M53S</meta:editing-duration>
    <meta:editing-cycles>6</meta:editing-cycles>
    <meta:generator>OpenOffice.org/3.2$Win32 OpenOffice.org_project/320m12$Build-9483</meta:generator>
    <dc:date>2010-05-27T17:28:52.35</dc:date>
    <dc:creator>Familia Guerrero Martinez</dc:creator>
    <meta:document-statistic meta:object-count="9"/>
  </office:meta>
</office:document-meta>
</file>